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rmorant SC" svg:font-family="'Cormorant SC'"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3" svg:font-family="Georgia" style:font-adornments="Regular"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ono" svg:font-family="Mono"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4819*"/>
    </style:style>
    <style:style style:name="Table3.1" style:family="table-row">
      <style:table-row-properties style:min-row-height="0.489cm"/>
    </style:style>
    <style:style style:name="Table3.A1" style:family="table-cell">
      <style:table-cell-properties fo:padding="0.097cm" fo:border="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er">
      <style:paragraph-properties fo:text-align="center" style:justify-single-word="false"/>
      <style:text-properties fo:font-weight="bold" officeooo:rsid="00012622" officeooo:paragraph-rsid="00012622" style:font-weight-asian="bold" style:font-weight-complex="bold"/>
    </style:style>
    <style:style style:name="P6" style:family="paragraph" style:parent-style-name="Header">
      <style:paragraph-properties fo:text-align="center" style:justify-single-word="false"/>
      <style:text-properties style:font-name="Georgia" fo:font-size="14pt" fo:font-weight="bold" officeooo:rsid="00012622" officeooo:paragraph-rsid="00012622" style:font-size-asian="14pt" style:font-weight-asian="bold" style:font-size-complex="14pt" style:font-weight-complex="bold"/>
    </style:style>
    <style:style style:name="P7" style:family="paragraph" style:parent-style-name="Heading_20_1">
      <style:paragraph-properties fo:break-before="page"/>
      <style:text-properties officeooo:rsid="00012622" officeooo:paragraph-rsid="00012622"/>
    </style:style>
    <style:style style:name="P8" style:family="paragraph" style:parent-style-name="Heading_20_1">
      <style:paragraph-properties fo:break-before="page"/>
      <style:text-properties officeooo:rsid="0003e565" officeooo:paragraph-rsid="0003e565"/>
    </style:style>
    <style:style style:name="P9" style:family="paragraph" style:parent-style-name="Heading_20_2">
      <style:paragraph-properties fo:margin-left="0cm" fo:margin-right="0cm" fo:text-indent="0cm" style:auto-text-indent="false"/>
    </style:style>
    <style:style style:name="P10" style:family="paragraph" style:parent-style-name="Heading_20_2">
      <style:paragraph-properties fo:margin-left="0cm" fo:margin-right="0cm" fo:text-indent="0cm" style:auto-text-indent="false"/>
      <style:text-properties officeooo:paragraph-rsid="0004e225"/>
    </style:style>
    <style:style style:name="P11" style:family="paragraph" style:parent-style-name="Preformatted_20_Text">
      <style:paragraph-properties fo:text-align="end" style:justify-single-word="false"/>
    </style:style>
    <style:style style:name="P12" style:family="paragraph" style:parent-style-name="Preformatted_20_Text">
      <style:paragraph-properties fo:margin-top="0cm" fo:margin-bottom="0.499cm" style:contextual-spacing="false"/>
    </style:style>
    <style:style style:name="P13" style:family="paragraph" style:parent-style-name="Standard">
      <style:paragraph-properties fo:text-align="center" style:justify-single-word="false"/>
      <style:text-properties style:font-name="Georgia" fo:font-size="22pt" fo:font-weight="bold" officeooo:rsid="00012622" officeooo:paragraph-rsid="00012622" style:font-size-asian="22pt" style:font-weight-asian="bold" style:font-size-complex="22pt" style:font-weight-complex="bold"/>
    </style:style>
    <style:style style:name="P14" style:family="paragraph" style:parent-style-name="Standard">
      <style:paragraph-properties fo:text-align="start" style:justify-single-word="false"/>
      <style:text-properties style:font-name="Georgia" fo:font-size="12pt" fo:font-weight="bold" officeooo:rsid="00012622" officeooo:paragraph-rsid="00012622" style:font-size-asian="10.5pt" style:font-weight-asian="bold" style:font-size-complex="12pt" style:font-weight-complex="bold"/>
    </style:style>
    <style:style style:name="P15" style:family="paragraph" style:parent-style-name="Standard" style:list-style-name="L1">
      <style:paragraph-properties fo:text-align="start" style:justify-single-word="false"/>
      <style:text-properties style:font-name="Georgia" fo:font-size="12pt" fo:font-weight="bold" officeooo:rsid="00012622" officeooo:paragraph-rsid="00012622" style:font-size-asian="10.5pt" style:font-weight-asian="bold" style:font-size-complex="12pt" style:font-weight-complex="bold"/>
    </style:style>
    <style:style style:name="P16" style:family="paragraph" style:parent-style-name="Standard">
      <style:paragraph-properties fo:text-align="start" style:justify-single-word="false"/>
    </style:style>
    <style:style style:name="P17" style:family="paragraph" style:parent-style-name="Standard">
      <style:text-properties fo:font-weight="bold" style:font-weight-asian="bold" style:font-weight-complex="bold"/>
    </style:style>
    <style:style style:name="P18" style:family="paragraph" style:parent-style-name="Standard" style:list-style-name="L1">
      <style:text-properties fo:font-weight="bold" style:font-weight-asian="bold" style:font-weight-complex="bold"/>
    </style:style>
    <style:style style:name="P19" style:family="paragraph" style:parent-style-name="Standard" style:list-style-name="L1">
      <style:text-properties fo:font-weight="bold" officeooo:rsid="0003e565" officeooo:paragraph-rsid="0003e565" style:font-weight-asian="bold" style:font-weight-complex="bold"/>
    </style:style>
    <style:style style:name="P20" style:family="paragraph" style:parent-style-name="Standard">
      <style:text-properties fo:font-weight="bold" officeooo:rsid="0003e565" officeooo:paragraph-rsid="0003e565" style:font-weight-asian="bold" style:font-weight-complex="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text-properties fo:font-weight="normal" officeooo:rsid="00023fac" officeooo:paragraph-rsid="00023fac" style:font-weight-asian="normal" style:font-weight-complex="normal"/>
    </style:style>
    <style:style style:name="P24" style:family="paragraph" style:parent-style-name="Text_20_body">
      <style:text-properties officeooo:paragraph-rsid="00012622"/>
    </style:style>
    <style:style style:name="P25" style:family="paragraph" style:parent-style-name="Text_20_body" style:list-style-name="L2"/>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3"/>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list-style-name="L4"/>
    <style:style style:name="P30" style:family="paragraph" style:parent-style-name="Text_20_body" style:list-style-name="L4">
      <style:paragraph-properties fo:margin-top="0cm" fo:margin-bottom="0cm" style:contextual-spacing="false"/>
    </style:style>
    <style:style style:name="P31" style:family="paragraph" style:parent-style-name="Text_20_body">
      <style:text-properties officeooo:paragraph-rsid="0004e225"/>
    </style:style>
    <style:style style:name="T1" style:family="text">
      <style:text-properties officeooo:rsid="0001148e"/>
    </style:style>
    <style:style style:name="T2" style:family="text">
      <style:text-properties style:font-name="Liberation Mono"/>
    </style:style>
    <style:style style:name="T3" style:family="text">
      <style:text-properties officeooo:rsid="00023fac"/>
    </style:style>
    <style:style style:name="T4" style:family="text">
      <style:text-properties officeooo:rsid="0004e22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3"/>
      <text:p text:style-name="Title">DPX PDF Record Design</text:p>
      <text:p text:style-name="Subtitle">DPX25-4948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 table:style-name="Table3">
        <table:table-column table:style-name="Table3.A" table:number-columns-repeated="2"/>
        <table:table-row table:style-name="Table3.1">
          <table:table-cell table:style-name="Table3.A1" office:value-type="string">
            <text:p text:style-name="P17"><text:span text:style-name="T3">ID</text:span>: DPX25-494811</text:p>
            <text:p text:style-name="P17">DATE: 24/05/2025</text:p>
            <text:p text:style-name="P17"/>
            <text:p text:style-name="P17">AUTHORS:</text:p>
            <text:list text:style-name="L1">
              <text:list-item>
                <text:p text:style-name="P19">0x4248</text:p>
              </text:list-item>
            </text:list>
            <text:p text:style-name="P20"/>
            <text:p text:style-name="P17">COPYRIGHTS:</text:p>
            <text:p text:style-name="P17">© 2025 0x4248. CC0. All rights are given</text:p>
          </table:table-cell>
          <table:table-cell table:style-name="Table3.A1" office:value-type="string">
            <text:p text:style-name="P17">DESCRIPTION</text:p>
            <text:p text:style-name="P23">A design for writing PDF's for DPX records.</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CONTENTS</text:p>
          </text:index-title>
          <text:p text:style-name="P1"><text:a xlink:type="simple" xlink:href="#__RefHeading___Toc32_4145603061" text:style-name="Index_20_Link" text:visited-style-name="Index_20_Link">LICENSE<text:tab/>3</text:a></text:p>
          <text:p text:style-name="P1"><text:a xlink:type="simple" xlink:href="#__RefHeading___Toc82_4145603061" text:style-name="Index_20_Link" text:visited-style-name="Index_20_Link">Specification<text:tab/>4</text:a></text:p>
          <text:p text:style-name="P2"><text:a xlink:type="simple" xlink:href="#__RefHeading___Toc84_4145603061" text:style-name="Index_20_Link" text:visited-style-name="Index_20_Link">Structure<text:tab/>4</text:a></text:p>
          <text:p text:style-name="P2"><text:a xlink:type="simple" xlink:href="#__RefHeading___Toc86_4145603061" text:style-name="Index_20_Link" text:visited-style-name="Index_20_Link">Font<text:tab/>4</text:a></text:p>
          <text:p text:style-name="P2"><text:a xlink:type="simple" xlink:href="#__RefHeading___Toc88_4145603061" text:style-name="Index_20_Link" text:visited-style-name="Index_20_Link">Images<text:tab/>5</text:a></text:p>
          <text:p text:style-name="P2"><text:a xlink:type="simple" xlink:href="#__RefHeading___Toc90_4145603061" text:style-name="Index_20_Link" text:visited-style-name="Index_20_Link">Cover page<text:tab/>5</text:a></text:p>
        </text:index-body>
      </text:table-of-content>
      <text:p text:style-name="P14"/>
      <text:h text:style-name="P7" text:outline-level="1"><text:bookmark-start text:name="__RefHeading___Toc32_4145603061"/>LICENSE<text:bookmark-end text:name="__RefHeading___Toc32_4145603061"/></text:h>
      <text:p text:style-name="P16">This is free and unencumbered software released into the public domain.</text:p>
      <text:p text:style-name="P16"/>
      <text:p text:style-name="P16">Anyone is free to copy, modify, publish, use, compile, sell, or distribute this software, either in source code form or as a compiled binary, for any purpose, commercial or non-commercial, and by any means.</text:p>
      <text:p text:style-name="P16"/>
      <text:p text:style-name="P16">In jurisdictions that recognize copyright laws, the author or authors of this software dedicate any and all copyright interest in the software to the public domain. We make this dedication for the benefit of the public at large and to the detriment of our heirs and successors. We intend this dedication to be an overt act of relinquishment in perpetuity of all present and future rights to this</text:p>
      <text:p text:style-name="P16">software under copyright law.</text:p>
      <text:p text:style-name="P16"/>
      <text:p text:style-name="P22">THE SOFTWARE IS PROVIDED "AS IS", WITHOUT WARRANTY OF ANY KIND, EXPRESS OR IMPLIED, INCLUDING BUT NOT LIMITED TO THE WARRANTIES OF MERCHANTABILITY, FITNESS FOR A PARTICULAR PURPOSE AND NONINFRINGEMENT. IN NO EVENT SHALL THE AUTHORS BE LIABLE FOR ANY CLAIM, DAMAGES OR OTHER LIABILITY, WHETHER IN AN ACTION OF CONTRACT, <text:s/>TORT OR OTHERWISE, ARISING FROM, OUT OF OR IN CONNECTION WITH THE SOFTWARE OR THE USE OR OTHER DEALINGS IN THE SOFTWARE.</text:p>
      <text:p text:style-name="P21"/>
      <text:p text:style-name="P21">For more information, please refer to &lt;<text:a xlink:type="simple" xlink:href="https://unlicense.org/" text:style-name="Internet_20_link" text:visited-style-name="Visited_20_Internet_20_Link">https://unlicense.org</text:a>&gt;</text:p>
      <text:p text:style-name="Standard"/>
      <text:h text:style-name="P8" text:outline-level="1"><text:bookmark text:name="specification"/><text:bookmark-start text:name="__RefHeading___Toc82_4145603061"/>Specification<text:bookmark-end text:name="__RefHeading___Toc82_4145603061"/></text:h>
      <text:p text:style-name="Text_20_body">The PDF record design is a specification for how to write PDF's for DPX records. This makes sure that all records that use PDF follow the same structure and format. This makes it easier for people to read and understand the PDF's.</text:p>
      <text:h text:style-name="P9" text:outline-level="2"><text:bookmark text:name="structure"/><text:bookmark-start text:name="__RefHeading___Toc84_4145603061"/>Structure<text:bookmark-end text:name="__RefHeading___Toc84_4145603061"/></text:h>
      <text:p text:style-name="Text_20_body">The PDF should have the following structure:</text:p>
      <text:list text:style-name="L2">
        <text:list-item>
          <text:p text:style-name="P26"><text:span text:style-name="Strong_20_Emphasis">Title Page</text:span>: The first page should contain the title with the record ID as a subtitle below that </text:p>
        </text:list-item>
        <text:list-item>
          <text:p text:style-name="P25"><text:span text:style-name="Strong_20_Emphasis">Metadata table</text:span>: The first page also has a table that looks like this: </text:p>
        </text:list-item>
      </text:list>
      <text:p text:style-name="Text_20_body">On one side have the following</text:p>
      <text:p text:style-name="Preformatted_20_Text"><text:span text:style-name="Source_20_Text">ID: DPX25-494811</text:span></text:p>
      <text:p text:style-name="Preformatted_20_Text"><text:span text:style-name="Source_20_Text">DATE: 24/05/2025</text:span></text:p>
      <text:p text:style-name="Preformatted_20_Text"><text:span text:style-name="Source_20_Text">AUTHORS:</text:span></text:p>
      <text:p text:style-name="Preformatted_20_Text"><text:span text:style-name="Source_20_Text">• NAME</text:span></text:p>
      <text:p text:style-name="Preformatted_20_Text"><text:span text:style-name="Source_20_Text">• NAME</text:span></text:p>
      <text:p text:style-name="Preformatted_20_Text"><text:span text:style-name="Source_20_Text">• NAME</text:span></text:p>
      <text:p text:style-name="Preformatted_20_Text"><text:span text:style-name="Source_20_Text">COPYRIGHTS:</text:span></text:p>
      <text:p text:style-name="P12"><text:span text:style-name="Source_20_Text">© 2025 NAME</text:span></text:p>
      <text:p text:style-name="Text_20_body">On the other side place the description.</text:p>
      <text:list text:style-name="L3">
        <text:list-item>
          <text:p text:style-name="P28"><text:span text:style-name="Strong_20_Emphasis">Contents page</text:span>: The very next page should have a table of contents. </text:p>
        </text:list-item>
        <text:list-item>
          <text:p text:style-name="P28"><text:span text:style-name="Strong_20_Emphasis">Optional license page</text:span>: If the record has a license, it should be placed here, this is optional since some licenses are long. If this is not possible then the license name can be placed at the bottom of the metadata table. </text:p>
        </text:list-item>
        <text:list-item>
          <text:p text:style-name="P27"><text:span text:style-name="Strong_20_Emphasis">Main content</text:span>: The rest of the PDF should contain the main content of the record. This can be anything that is relevant to the record. </text:p>
        </text:list-item>
      </text:list>
      <text:h text:style-name="P9" text:outline-level="2"><text:bookmark text:name="font"/><text:bookmark-start text:name="__RefHeading___Toc86_4145603061"/>Font<text:bookmark-end text:name="__RefHeading___Toc86_4145603061"/></text:h>
      <text:p text:style-name="Text_20_body">The font used in the PDF should be a serif or sans-serif font. Some reccomended fonts are:</text:p>
      <text:list text:style-name="L4">
        <text:list-item>
          <text:p text:style-name="P30">Georgia - Serif </text:p>
        </text:list-item>
        <text:list-item>
          <text:p text:style-name="P30">Lexend - Sans-serif </text:p>
        </text:list-item>
        <text:list-item>
          <text:p text:style-name="P30">Roboto - Sans-serif </text:p>
        </text:list-item>
        <text:list-item>
          <text:p text:style-name="P30">Libretron-Serif - Serif </text:p>
        </text:list-item>
        <text:list-item>
          <text:p text:style-name="P30">Libretron-Mono - Monospace </text:p>
        </text:list-item>
        <text:list-item>
          <text:p text:style-name="P29">Jetbrains Mono – Monospace</text:p>
        </text:list-item>
      </text:list>
      <text:h text:style-name="P9" text:outline-level="2"><text:bookmark text:name="images"/><text:bookmark-start text:name="__RefHeading___Toc88_4145603061"/><text:soft-page-break/>Images<text:bookmark-end text:name="__RefHeading___Toc88_4145603061"/></text:h>
      <text:p text:style-name="P31">Images in the PDF should be placed in the main content and should be relevant to the record. Images can be captioned with a figure ID.</text:p>
      <text:h text:style-name="P10" text:outline-level="2"><text:bookmark-start text:name="__RefHeading___Toc90_4145603061"/>Cover page<text:bookmark-end text:name="__RefHeading___Toc90_4145603061"/></text:h>
      <text:p text:style-name="P31">An additional cover design can be added to the PDF. This can be an image or a design that is relevant to the record. The cover page should have the record ID and title on i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rmorant SC" svg:font-family="'Cormorant SC'" style:font-pitch="variable"/>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3" svg:font-family="Georgia" style:font-adornments="Regular"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ono" svg:font-family="Mono" style:font-pitch="fixed"/>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3" fo:font-family="Georgia"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Georgia1" fo:font-family="Georgia" style:font-style-name="Bold" style:font-family-generic="roman" style:font-pitch="variable" fo:font-size="14pt" fo:font-weight="bold"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style:font-name="Georgia2" fo:font-family="Georgia" style:font-style-name="Bold Italic" style:font-family-generic="roman" style:font-pitch="variable" fo:font-size="16pt" fo:font-style="normal"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none"/>
    </style:style>
    <style:style style:name="MP1" style:family="paragraph" style:parent-style-name="Header">
      <style:paragraph-properties fo:text-align="center" style:justify-single-word="false"/>
      <style:text-properties style:font-name="Georgia" fo:font-size="14pt" fo:font-weight="bold" officeooo:rsid="00012622" officeooo:paragraph-rsid="00012622" style:font-size-asian="14pt" style:font-weight-asian="bold" style:font-size-complex="14pt" style:font-weight-complex="bold"/>
    </style:style>
    <style:style style:name="MP2" style:family="paragraph" style:parent-style-name="Header">
      <style:paragraph-properties fo:text-align="center" style:justify-single-word="false"/>
      <style:text-properties fo:font-weight="bold" officeooo:rsid="00012622" officeooo:paragraph-rsid="00012622" style:font-weight-asian="bold" style:font-weight-complex="bold"/>
    </style:style>
    <style:style style:name="MP3" style:family="paragraph" style:parent-style-name="Preformatted_20_Text">
      <style:paragraph-properties fo:text-align="end" style:justify-single-word="false"/>
    </style:style>
    <style:style style:name="MT1" style:family="text">
      <style:text-properties officeooo:rsid="0001148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PX PDF Record Design</text:p>
      </style:header>
      <style:header-first>
        <text:p text:style-name="MP2"/>
      </style:header-first>
      <style:footer>
        <table:table table:name="Table1" table:style-name="Table1">
          <table:table-column table:style-name="Table1.A" table:number-columns-repeated="2"/>
          <table:table-row>
            <table:table-cell table:style-name="Table1.A1" office:value-type="string">
              <text:p text:style-name="Table_20_Contents"><text:page-number text:select-page="current">5</text:page-number><text:s/><text:span text:style-name="MT1">of </text:span><text:span text:style-name="MT1"><text:page-count>5</text:page-count></text:span></text:p>
            </table:table-cell>
            <table:table-cell table:style-name="Table1.A1" office:value-type="string">
              <text:p text:style-name="MP3">DPX25-494811</text:p>
            </table:table-cell>
          </table:table-row>
        </table:table>
        <text:p text:style-name="Footer"/>
      </style:footer>
      <style:footer-first>
        <text:p text:style-name="Footer"/>
      </style:footer-first>
    </style:master-page>
    <style:master-page style:name="Endnote" style:page-layout-name="Mpm2"/>
    <style:master-page style:name="Foot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4T17:20:55.804416607</meta:creation-date>
    <dc:date>2025-05-24T18:12:38.369547746</dc:date>
    <meta:editing-duration>PT16M14S</meta:editing-duration>
    <meta:editing-cycles>2</meta:editing-cycles>
    <meta:generator>LibreOffice/24.2.5.2$MacOSX_AARCH64 LibreOffice_project/bffef4ea93e59bebbeaf7f431bb02b1a39ee8a59</meta:generator>
    <meta:print-date>2025-05-24T17:56:05.335978251</meta:print-date>
    <meta:printed-by>PDF files</meta:printed-by>
    <meta:document-statistic meta:table-count="2" meta:image-count="0" meta:object-count="0" meta:page-count="5" meta:paragraph-count="58" meta:word-count="550" meta:character-count="3105" meta:non-whitespace-character-count="2612"/>
  </office:meta>
</office:document-meta>
</file>